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/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11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10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10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6:47:19.984439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8:10:30.742202066</meta:creation-date>
    <dc:date>2024-08-28T17:09:40.713610827</dc:date>
    <meta:editing-duration>P38DT5H32M34S</meta:editing-duration>
    <meta:editing-cycles>305</meta:editing-cycles>
    <meta:generator>LibreOffice/24.2.5.2$Linux_X86_64 LibreOffice_project/d6e8b0f3fc6e8af2b00cf4969fd0d2fa45b9a62e</meta:generator>
    <meta:document-statistic meta:table-count="2" meta:cell-count="9152" meta:object-count="0"/>
  </office:meta>
</office:document-meta>
</file>